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5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5"/>
  </office:automatic-styles>
  <office:body>
    <office:spreadsheet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text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2">
          <table:table-cell office:value-type="string">
            <text:p>hp</text:p>
          </table:table-cell>
          <table:table-cell office:value-type="float" office:value="20">
            <text:p>20</text:p>
          </table:table-cell>
          <table:table-cell table:formula="of:=CONCATENATE(&quot;&lt;&quot;;[.A2];&quot;&gt;&quot;;[.B2];&quot;&lt;/&quot;;[.A2];&quot;&gt;&quot;)" office:value-type="string" office:string-value="&lt;hp&gt;20&lt;/hp&gt;">
            <text:p>&lt;hp&gt;20&lt;/hp&gt;</text:p>
          </table:table-cell>
          <table:table-cell/>
          <table:table-cell table:style-name="ce1" office:value-type="string">
            <text:p>if(xml.name()=="hp"&amp;&amp;xml.isStartElement()){</text:p>
          </table:table-cell>
          <table:table-cell table:number-columns-repeated="3"/>
        </table:table-row>
        <table:table-row table:style-name="ro1">
          <table:table-cell office:value-type="string">
            <text:p>bab</text:p>
          </table:table-cell>
          <table:table-cell office:value-type="float" office:value="3">
            <text:p>3</text:p>
          </table:table-cell>
          <table:table-cell table:formula="of:=CONCATENATE(&quot;&lt;&quot;;[.A3];&quot;&gt;&quot;;[.B3];&quot;&lt;/&quot;;[.A3];&quot;&gt;&quot;)" office:value-type="string" office:string-value="&lt;bab&gt;3&lt;/bab&gt;">
            <text:p>&lt;bab&gt;3&lt;/bab&gt;</text:p>
          </table:table-cell>
          <table:table-cell table:number-columns-repeated="3"/>
          <table:table-cell office:value-type="string">
            <text:p>hp</text:p>
          </table:table-cell>
          <table:table-cell table:formula="of:=CONCATENATE(&quot;if(xml.name()==&quot;&quot;&quot;;[.G3];&quot;&quot;&quot;&amp;&amp;xml.isStartElement()){&quot;)" office:value-type="string" office:string-value="if(xml.name()==&quot;hp&quot;&amp;&amp;xml.isStartElement()){">
            <text:p>if(xml.name()=="hp"&amp;&amp;xml.isStartElement()){</text:p>
          </table:table-cell>
        </table:table-row>
        <table:table-row table:style-name="ro1">
          <table:table-cell office:value-type="string">
            <text:p>saves</text:p>
          </table:table-cell>
          <table:table-cell/>
          <table:table-cell table:formula="of:=CONCATENATE(&quot;&lt;&quot;;[.A4];&quot;&gt;&quot;;[.B4];&quot;&lt;/&quot;;[.A4];&quot;&gt;&quot;)" office:value-type="string" office:string-value="&lt;saves&gt;&lt;/saves&gt;">
            <text:p>&lt;saves&gt;&lt;/saves&gt;</text:p>
          </table:table-cell>
          <table:table-cell table:number-columns-repeated="3"/>
          <table:table-cell office:value-type="string">
            <text:p>bab</text:p>
          </table:table-cell>
          <table:table-cell table:formula="of:=CONCATENATE(&quot;if(xml.name()==&quot;&quot;&quot;;[.G4];&quot;&quot;&quot;&amp;&amp;xml.isStartElement()){&quot;)" office:value-type="string" office:string-value="if(xml.name()==&quot;bab&quot;&amp;&amp;xml.isStartElement()){">
            <text:p>if(xml.name()=="bab"&amp;&amp;xml.isStartElement()){</text:p>
          </table:table-cell>
        </table:table-row>
        <table:table-row table:style-name="ro1">
          <table:table-cell office:value-type="string">
            <text:p>fort</text:p>
          </table:table-cell>
          <table:table-cell office:value-type="float" office:value="4">
            <text:p>4</text:p>
          </table:table-cell>
          <table:table-cell table:formula="of:=CONCATENATE(&quot;&lt;&quot;;[.A5];&quot;&gt;&quot;;[.B5];&quot;&lt;/&quot;;[.A5];&quot;&gt;&quot;)" office:value-type="string" office:string-value="&lt;fort&gt;4&lt;/fort&gt;">
            <text:p>&lt;fort&gt;4&lt;/fort&gt;</text:p>
          </table:table-cell>
          <table:table-cell table:number-columns-repeated="3"/>
          <table:table-cell office:value-type="string">
            <text:p>fort</text:p>
          </table:table-cell>
          <table:table-cell table:formula="of:=CONCATENATE(&quot;if(xml.name()==&quot;&quot;&quot;;[.G5];&quot;&quot;&quot;&amp;&amp;xml.isStartElement()){&quot;)" office:value-type="string" office:string-value="if(xml.name()==&quot;fort&quot;&amp;&amp;xml.isStartElement()){">
            <text:p>if(xml.name()=="fort"&amp;&amp;xml.isStartElement()){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table:formula="of:=CONCATENATE(&quot;&lt;&quot;;[.A6];&quot;&gt;&quot;;[.B6];&quot;&lt;/&quot;;[.A6];&quot;&gt;&quot;)" office:value-type="string" office:string-value="&lt;ref&gt;4&lt;/ref&gt;">
            <text:p>&lt;ref&gt;4&lt;/ref&gt;</text:p>
          </table:table-cell>
          <table:table-cell table:number-columns-repeated="3"/>
          <table:table-cell office:value-type="string">
            <text:p>ref</text:p>
          </table:table-cell>
          <table:table-cell table:formula="of:=CONCATENATE(&quot;if(xml.name()==&quot;&quot;&quot;;[.G6];&quot;&quot;&quot;&amp;&amp;xml.isStartElement()){&quot;)" office:value-type="string" office:string-value="if(xml.name()==&quot;ref&quot;&amp;&amp;xml.isStartElement()){">
            <text:p>if(xml.name()=="ref"&amp;&amp;xml.isStartElement()){</text:p>
          </table:table-cell>
        </table:table-row>
        <table:table-row table:style-name="ro1">
          <table:table-cell office:value-type="string">
            <text:p>will</text:p>
          </table:table-cell>
          <table:table-cell office:value-type="float" office:value="2">
            <text:p>2</text:p>
          </table:table-cell>
          <table:table-cell table:formula="of:=CONCATENATE(&quot;&lt;&quot;;[.A7];&quot;&gt;&quot;;[.B7];&quot;&lt;/&quot;;[.A7];&quot;&gt;&quot;)" office:value-type="string" office:string-value="&lt;will&gt;2&lt;/will&gt;">
            <text:p>&lt;will&gt;2&lt;/will&gt;</text:p>
          </table:table-cell>
          <table:table-cell table:number-columns-repeated="3"/>
          <table:table-cell office:value-type="string">
            <text:p>will</text:p>
          </table:table-cell>
          <table:table-cell table:formula="of:=CONCATENATE(&quot;if(xml.name()==&quot;&quot;&quot;;[.G7];&quot;&quot;&quot;&amp;&amp;xml.isStartElement()){&quot;)" office:value-type="string" office:string-value="if(xml.name()==&quot;will&quot;&amp;&amp;xml.isStartElement()){">
            <text:p>if(xml.name()=="will"&amp;&amp;xml.isStartElement()){</text:p>
          </table:table-cell>
        </table:table-row>
        <table:table-row table:style-name="ro1">
          <table:table-cell office:value-type="string">
            <text:p>abilities</text:p>
          </table:table-cell>
          <table:table-cell/>
          <table:table-cell table:formula="of:=CONCATENATE(&quot;&lt;&quot;;[.A8];&quot;&gt;&quot;;[.B8];&quot;&lt;/&quot;;[.A8];&quot;&gt;&quot;)" office:value-type="string" office:string-value="&lt;abilities&gt;&lt;/abilities&gt;">
            <text:p>&lt;abilities&gt;&lt;/abilities&gt;</text:p>
          </table:table-cell>
          <table:table-cell table:number-columns-repeated="3"/>
          <table:table-cell office:value-type="string">
            <text:p>strength</text:p>
          </table:table-cell>
          <table:table-cell table:formula="of:=CONCATENATE(&quot;if(xml.name()==&quot;&quot;&quot;;[.G8];&quot;&quot;&quot;&amp;&amp;xml.isStartElement()){&quot;)" office:value-type="string" office:string-value="if(xml.name()==&quot;strength&quot;&amp;&amp;xml.isStartElement()){">
            <text:p>if(xml.name()=="strength"&amp;&amp;xml.isStartElement()){</text:p>
          </table:table-cell>
        </table:table-row>
        <table:table-row table:style-name="ro1">
          <table:table-cell office:value-type="string">
            <text:p>strength</text:p>
          </table:table-cell>
          <table:table-cell office:value-type="float" office:value="18">
            <text:p>18</text:p>
          </table:table-cell>
          <table:table-cell table:formula="of:=CONCATENATE(&quot;&lt;&quot;;[.A9];&quot;&gt;&quot;;[.B9];&quot;&lt;/&quot;;[.A9];&quot;&gt;&quot;)" office:value-type="string" office:string-value="&lt;strength&gt;18&lt;/strength&gt;">
            <text:p>&lt;strength&gt;18&lt;/strength&gt;</text:p>
          </table:table-cell>
          <table:table-cell table:number-columns-repeated="3"/>
          <table:table-cell office:value-type="string">
            <text:p>dexterity</text:p>
          </table:table-cell>
          <table:table-cell table:formula="of:=CONCATENATE(&quot;if(xml.name()==&quot;&quot;&quot;;[.G9];&quot;&quot;&quot;&amp;&amp;xml.isStartElement()){&quot;)" office:value-type="string" office:string-value="if(xml.name()==&quot;dexterity&quot;&amp;&amp;xml.isStartElement()){">
            <text:p>if(xml.name()=="dexterity"&amp;&amp;xml.isStartElement()){</text:p>
          </table:table-cell>
        </table:table-row>
        <table:table-row table:style-name="ro1">
          <table:table-cell office:value-type="string">
            <text:p>dexterity</text:p>
          </table:table-cell>
          <table:table-cell office:value-type="float" office:value="18">
            <text:p>18</text:p>
          </table:table-cell>
          <table:table-cell table:formula="of:=CONCATENATE(&quot;&lt;&quot;;[.A10];&quot;&gt;&quot;;[.B10];&quot;&lt;/&quot;;[.A10];&quot;&gt;&quot;)" office:value-type="string" office:string-value="&lt;dexterity&gt;18&lt;/dexterity&gt;">
            <text:p>&lt;dexterity&gt;18&lt;/dexterity&gt;</text:p>
          </table:table-cell>
          <table:table-cell table:number-columns-repeated="3"/>
          <table:table-cell office:value-type="string">
            <text:p>constitution</text:p>
          </table:table-cell>
          <table:table-cell table:formula="of:=CONCATENATE(&quot;if(xml.name()==&quot;&quot;&quot;;[.G10];&quot;&quot;&quot;&amp;&amp;xml.isStartElement()){&quot;)" office:value-type="string" office:string-value="if(xml.name()==&quot;constitution&quot;&amp;&amp;xml.isStartElement()){">
            <text:p>if(xml.name()=="constitution"&amp;&amp;xml.isStartElement()){</text:p>
          </table:table-cell>
        </table:table-row>
        <table:table-row table:style-name="ro1">
          <table:table-cell office:value-type="string">
            <text:p>constitution</text:p>
          </table:table-cell>
          <table:table-cell office:value-type="float" office:value="16">
            <text:p>16</text:p>
          </table:table-cell>
          <table:table-cell table:formula="of:=CONCATENATE(&quot;&lt;&quot;;[.A11];&quot;&gt;&quot;;[.B11];&quot;&lt;/&quot;;[.A11];&quot;&gt;&quot;)" office:value-type="string" office:string-value="&lt;constitution&gt;16&lt;/constitution&gt;">
            <text:p>&lt;constitution&gt;16&lt;/constitution&gt;</text:p>
          </table:table-cell>
          <table:table-cell table:number-columns-repeated="3"/>
          <table:table-cell office:value-type="string">
            <text:p>intelligence</text:p>
          </table:table-cell>
          <table:table-cell table:formula="of:=CONCATENATE(&quot;if(xml.name()==&quot;&quot;&quot;;[.G11];&quot;&quot;&quot;&amp;&amp;xml.isStartElement()){&quot;)" office:value-type="string" office:string-value="if(xml.name()==&quot;intelligence&quot;&amp;&amp;xml.isStartElement()){">
            <text:p>if(xml.name()=="intelligence"&amp;&amp;xml.isStartElement()){</text:p>
          </table:table-cell>
        </table:table-row>
        <table:table-row table:style-name="ro1">
          <table:table-cell office:value-type="string">
            <text:p>intelligence</text:p>
          </table:table-cell>
          <table:table-cell office:value-type="float" office:value="16">
            <text:p>16</text:p>
          </table:table-cell>
          <table:table-cell table:formula="of:=CONCATENATE(&quot;&lt;&quot;;[.A12];&quot;&gt;&quot;;[.B12];&quot;&lt;/&quot;;[.A12];&quot;&gt;&quot;)" office:value-type="string" office:string-value="&lt;intelligence&gt;16&lt;/intelligence&gt;">
            <text:p>&lt;intelligence&gt;16&lt;/intelligence&gt;</text:p>
          </table:table-cell>
          <table:table-cell table:number-columns-repeated="3"/>
          <table:table-cell office:value-type="string">
            <text:p>wisdom</text:p>
          </table:table-cell>
          <table:table-cell table:formula="of:=CONCATENATE(&quot;if(xml.name()==&quot;&quot;&quot;;[.G12];&quot;&quot;&quot;&amp;&amp;xml.isStartElement()){&quot;)" office:value-type="string" office:string-value="if(xml.name()==&quot;wisdom&quot;&amp;&amp;xml.isStartElement()){">
            <text:p>if(xml.name()=="wisdom"&amp;&amp;xml.isStartElement()){</text:p>
          </table:table-cell>
        </table:table-row>
        <table:table-row table:style-name="ro1">
          <table:table-cell office:value-type="string">
            <text:p>wisdom</text:p>
          </table:table-cell>
          <table:table-cell office:value-type="float" office:value="13">
            <text:p>13</text:p>
          </table:table-cell>
          <table:table-cell table:formula="of:=CONCATENATE(&quot;&lt;&quot;;[.A13];&quot;&gt;&quot;;[.B13];&quot;&lt;/&quot;;[.A13];&quot;&gt;&quot;)" office:value-type="string" office:string-value="&lt;wisdom&gt;13&lt;/wisdom&gt;">
            <text:p>&lt;wisdom&gt;13&lt;/wisdom&gt;</text:p>
          </table:table-cell>
          <table:table-cell table:number-columns-repeated="3"/>
          <table:table-cell office:value-type="string">
            <text:p>charisma</text:p>
          </table:table-cell>
          <table:table-cell table:formula="of:=CONCATENATE(&quot;if(xml.name()==&quot;&quot;&quot;;[.G13];&quot;&quot;&quot;&amp;&amp;xml.isStartElement()){&quot;)" office:value-type="string" office:string-value="if(xml.name()==&quot;charisma&quot;&amp;&amp;xml.isStartElement()){">
            <text:p>if(xml.name()=="charisma"&amp;&amp;xml.isStartElement()){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float" office:value="13">
            <text:p>13</text:p>
          </table:table-cell>
          <table:table-cell table:formula="of:=CONCATENATE(&quot;&lt;&quot;;[.A14];&quot;&gt;&quot;;[.B14];&quot;&lt;/&quot;;[.A14];&quot;&gt;&quot;)" office:value-type="string" office:string-value="&lt;charisma&gt;13&lt;/charisma&gt;">
            <text:p>&lt;charisma&gt;13&lt;/charisma&gt;</text:p>
          </table:table-cell>
          <table:table-cell/>
          <table:table-cell/>
          <table:table-cell table:number-columns-repeated="2"/>
          <table:table-cell table:formula="of:=CONCATENATE(&quot;if(xml.name()==&quot;&quot;&quot;;[.E14];&quot;&quot;&quot;&amp;&amp;xml.isStartElement()){&quot;)" office:value-type="string" office:string-value="if(xml.name()==&quot;&quot;&amp;&amp;xml.isStartElement()){">
            <text:p>if(xml.name()==""&amp;&amp;xml.isStartElement()){</text:p>
          </table:table-cell>
        </table:table-row>
        <table:table-row table:style-name="ro1">
          <table:table-cell office:value-type="string">
            <text:p>skill</text:p>
          </table:table-cell>
          <table:table-cell office:value-type="float" office:value="5">
            <text:p>5</text:p>
          </table:table-cell>
          <table:table-cell table:formula="of:=CONCATENATE(&quot;&lt;&quot;;[.A15];&quot;&gt;&quot;;[.B15];&quot;&lt;/&quot;;[.A15];&quot;&gt;&quot;)" office:value-type="string" office:string-value="&lt;skill&gt;5&lt;/skill&gt;">
            <text:p>&lt;skill&gt;5&lt;/skill&gt;</text:p>
          </table:table-cell>
          <table:table-cell table:number-columns-repeated="5"/>
        </table:table-row>
      </table:table>
      <table:table table:name="Foglio2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3">
          <table:table-cell table:number-columns-repeated="3"/>
          <table:table-cell table:style-name="ce4"/>
          <table:table-cell table:number-columns-repeated="2"/>
        </table:table-row>
        <table:table-row table:style-name="ro4">
          <table:table-cell table:style-name="ce2" office:value-type="string">
            <text:p>Backpack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2];&quot;&quot;&quot;type = &quot;&quot;good&quot;&quot;&gt;\n&lt;price money = &quot;&quot;&quot;;[.C2];&quot;&quot;&quot;&gt;&quot;;[.B2];&quot;&lt;/price&gt; &lt;weight&gt;&quot;;[.D2];&quot;&lt;/weight&gt; &lt;/item&gt;&quot;)" office:value-type="string" office:string-value="&lt;item code = &quot;Backpack (empty) &quot;type = &quot;good&quot;&gt;\n&lt;price money = &quot;gp &quot;&gt;2&lt;/price&gt; &lt;weight&gt;2&lt;/weight&gt; &lt;/item&gt;">
            <text:p>&lt;item code = "Backpack (empty) "type = "good"&gt;\n&lt;price money = "gp "&gt;2&lt;/price&gt; &lt;weight&gt;2&lt;/weight&gt; &lt;/item&gt;</text:p>
          </table:table-cell>
        </table:table-row>
        <table:table-row table:style-name="ro1">
          <table:table-cell table:style-name="ce2" office:value-type="string">
            <text:p>Barrel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30">
            <text:p>30</text:p>
          </table:table-cell>
          <table:table-cell office:value-type="string">
            <text:p>lb.</text:p>
          </table:table-cell>
          <table:table-cell table:formula="of:=CONCATENATE(&quot;&lt;item code = &quot;&quot;&quot;;[.A3];&quot;&quot;&quot;type = &quot;&quot;good&quot;&quot;&gt; &lt;price money = &quot;&quot;&quot;;[.C3];&quot;&quot;&quot;&gt;&quot;;[.B3];&quot;&lt;/price&gt; &lt;weight&gt;&quot;;[.D3];&quot;&lt;/weight&gt; &lt;/item&gt;&quot;)" office:value-type="string" office:string-value="&lt;item code = &quot;Barrel (empty) &quot;type = &quot;good&quot;&gt; &lt;price money = &quot;gp &quot;&gt;2&lt;/price&gt; &lt;weight&gt;30&lt;/weight&gt; &lt;/item&gt;">
            <text:p>&lt;item code = "Barrel (empty) "type = "good"&gt; &lt;price money = "gp "&gt;2&lt;/price&gt; &lt;weight&gt;30&lt;/weight&gt; &lt;/item&gt;</text:p>
          </table:table-cell>
        </table:table-row>
        <table:table-row table:style-name="ro4">
          <table:table-cell table:style-name="ce2" office:value-type="string">
            <text:p>Basket (empty)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4];&quot;&quot;&quot;type = &quot;&quot;good&quot;&quot;&gt; &lt;price money = &quot;&quot;&quot;;[.C4];&quot;&quot;&quot;&gt;&quot;;[.B4];&quot;&lt;/price&gt; &lt;weight&gt;&quot;;[.D4];&quot;&lt;/weight&gt; &lt;/item&gt;&quot;)" office:value-type="string" office:string-value="&lt;item code = &quot;Basket (empty) &quot;type = &quot;good&quot;&gt; &lt;price money = &quot;sp &quot;&gt;4&lt;/price&gt; &lt;weight&gt;1&lt;/weight&gt; &lt;/item&gt;">
            <text:p>&lt;item code = "Basket (empty) "type = "good"&gt; &lt;price money = "sp "&gt;4&lt;/price&gt; &lt;weight&gt;1&lt;/weight&gt; &lt;/item&gt;</text:p>
          </table:table-cell>
        </table:table-row>
        <table:table-row table:style-name="ro1">
          <table:table-cell table:style-name="ce2" office:value-type="string">
            <text:p>Bedro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5];&quot;&quot;&quot;type = &quot;&quot;good&quot;&quot;&gt; &lt;price money = &quot;&quot;&quot;;[.C5];&quot;&quot;&quot;&gt;&quot;;[.B5];&quot;&lt;/price&gt; &lt;weight&gt;&quot;;[.D5];&quot;&lt;/weight&gt; &lt;/item&gt;&quot;)" office:value-type="string" office:string-value="&lt;item code = &quot;Bedroll &quot;type = &quot;good&quot;&gt; &lt;price money = &quot;sp &quot;&gt;1&lt;/price&gt; &lt;weight&gt;5&lt;/weight&gt; &lt;/item&gt;">
            <text:p>&lt;item code = "Bedroll "type = "good"&gt; &lt;price money = "sp "&gt;1&lt;/price&gt; &lt;weight&gt;5&lt;/weight&gt; &lt;/item&gt;</text:p>
          </table:table-cell>
        </table:table-row>
        <table:table-row table:style-name="ro1">
          <table:table-cell table:style-name="ce2" office:value-type="string">
            <text:p>Be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6];&quot;&quot;&quot;type = &quot;&quot;good&quot;&quot;&gt; &lt;price money = &quot;&quot;&quot;;[.C6];&quot;&quot;&quot;&gt;&quot;;[.B6];&quot;&lt;/price&gt; &lt;weight&gt;&quot;;[.D6];&quot;&lt;/weight&gt; &lt;/item&gt;&quot;)" office:value-type="string" office:string-value="&lt;item code = &quot;Bell &quot;type = &quot;good&quot;&gt; &lt;price money = &quot;gp &quot;&gt;1&lt;/price&gt; &lt;weight&gt;0&lt;/weight&gt; &lt;/item&gt;">
            <text:p>&lt;item code = "Bell "type = "good"&gt; &lt;price money = "g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Blanket, winter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3">
            <text:p>3</text:p>
          </table:table-cell>
          <table:table-cell office:value-type="string">
            <text:p>lb.</text:p>
          </table:table-cell>
          <table:table-cell table:formula="of:=CONCATENATE(&quot;&lt;item code = &quot;&quot;&quot;;[.A7];&quot;&quot;&quot;type = &quot;&quot;good&quot;&quot;&gt; &lt;price money = &quot;&quot;&quot;;[.C7];&quot;&quot;&quot;&gt;&quot;;[.B7];&quot;&lt;/price&gt; &lt;weight&gt;&quot;;[.D7];&quot;&lt;/weight&gt; &lt;/item&gt;&quot;)" office:value-type="string" office:string-value="&lt;item code = &quot;Blanket, winter &quot;type = &quot;good&quot;&gt; &lt;price money = &quot;sp &quot;&gt;5&lt;/price&gt; &lt;weight&gt;3&lt;/weight&gt; &lt;/item&gt;">
            <text:p>&lt;item code = "Blanket, winter "type = "good"&gt; &lt;price money = "sp "&gt;5&lt;/price&gt; &lt;weight&gt;3&lt;/weight&gt; &lt;/item&gt;</text:p>
          </table:table-cell>
        </table:table-row>
        <table:table-row table:style-name="ro4">
          <table:table-cell table:style-name="ce2" office:value-type="string">
            <text:p>Block and tackle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8];&quot;&quot;&quot;type = &quot;&quot;good&quot;&quot;&gt; &lt;price money = &quot;&quot;&quot;;[.C8];&quot;&quot;&quot;&gt;&quot;;[.B8];&quot;&lt;/price&gt; &lt;weight&gt;&quot;;[.D8];&quot;&lt;/weight&gt; &lt;/item&gt;&quot;)" office:value-type="string" office:string-value="&lt;item code = &quot;Block and tackle &quot;type = &quot;good&quot;&gt; &lt;price money = &quot;gp &quot;&gt;5&lt;/price&gt; &lt;weight&gt;5&lt;/weight&gt; &lt;/item&gt;">
            <text:p>&lt;item code = "Block and tackle "type = "good"&gt; &lt;price money = "gp "&gt;5&lt;/price&gt; &lt;weight&gt;5&lt;/weight&gt; &lt;/item&gt;</text:p>
          </table:table-cell>
        </table:table-row>
        <table:table-row table:style-name="ro4">
          <table:table-cell table:style-name="ce2" office:value-type="string">
            <text:p>Bottle, wine, glass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9];&quot;&quot;&quot;type = &quot;&quot;good&quot;&quot;&gt; &lt;price money = &quot;&quot;&quot;;[.C9];&quot;&quot;&quot;&gt;&quot;;[.B9];&quot;&lt;/price&gt; &lt;weight&gt;&quot;;[.D9];&quot;&lt;/weight&gt; &lt;/item&gt;&quot;)" office:value-type="string" office:string-value="&lt;item code = &quot;Bottle, wine, glass &quot;type = &quot;good&quot;&gt; &lt;price money = &quot;gp &quot;&gt;2&lt;/price&gt; &lt;weight&gt;0&lt;/weight&gt; &lt;/item&gt;">
            <text:p>&lt;item code = "Bottle, wine, glass "type = "good"&gt; &lt;price money = "gp "&gt;2&lt;/price&gt; &lt;weight&gt;0&lt;/weight&gt; &lt;/item&gt;</text:p>
          </table:table-cell>
        </table:table-row>
        <table:table-row table:style-name="ro4">
          <table:table-cell table:style-name="ce2" office:value-type="string">
            <text:p>Bucket (empty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10];&quot;&quot;&quot;type = &quot;&quot;good&quot;&quot;&gt; &lt;price money = &quot;&quot;&quot;;[.C10];&quot;&quot;&quot;&gt;&quot;;[.B10];&quot;&lt;/price&gt; &lt;weight&gt;&quot;;[.D10];&quot;&lt;/weight&gt; &lt;/item&gt;&quot;)" office:value-type="string" office:string-value="&lt;item code = &quot;Bucket (empty) &quot;type = &quot;good&quot;&gt; &lt;price money = &quot;sp &quot;&gt;5&lt;/price&gt; &lt;weight&gt;2&lt;/weight&gt; &lt;/item&gt;">
            <text:p>&lt;item code = "Bucket (empty) "type = "good"&gt; &lt;price money = "sp "&gt;5&lt;/price&gt; &lt;weight&gt;2&lt;/weight&gt; &lt;/item&gt;</text:p>
          </table:table-cell>
        </table:table-row>
        <table:table-row table:style-name="ro1">
          <table:table-cell table:style-name="ce2" office:value-type="string">
            <text:p>Caltrops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11];&quot;&quot;&quot;type = &quot;&quot;good&quot;&quot;&gt; &lt;price money = &quot;&quot;&quot;;[.C11];&quot;&quot;&quot;&gt;&quot;;[.B11];&quot;&lt;/price&gt; &lt;weight&gt;&quot;;[.D11];&quot;&lt;/weight&gt; &lt;/item&gt;&quot;)" office:value-type="string" office:string-value="&lt;item code = &quot;Caltrops &quot;type = &quot;good&quot;&gt; &lt;price money = &quot;gp &quot;&gt;1&lt;/price&gt; &lt;weight&gt;2&lt;/weight&gt; &lt;/item&gt;">
            <text:p>&lt;item code = "Caltrops "type = "good"&gt; &lt;price money = "gp "&gt;1&lt;/price&gt; &lt;weight&gt;2&lt;/weight&gt; &lt;/item&gt;</text:p>
          </table:table-cell>
        </table:table-row>
        <table:table-row table:style-name="ro1">
          <table:table-cell table:style-name="ce2" office:value-type="string">
            <text:p>Candl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12];&quot;&quot;&quot;type = &quot;&quot;good&quot;&quot;&gt; &lt;price money = &quot;&quot;&quot;;[.C12];&quot;&quot;&quot;&gt;&quot;;[.B12];&quot;&lt;/price&gt; &lt;weight&gt;&quot;;[.D12];&quot;&lt;/weight&gt; &lt;/item&gt;&quot;)" office:value-type="string" office:string-value="&lt;item code = &quot;Candle &quot;type = &quot;good&quot;&gt; &lt;price money = &quot;cp &quot;&gt;1&lt;/price&gt; &lt;weight&gt;0&lt;/weight&gt; &lt;/item&gt;">
            <text:p>&lt;item code = "Candle "type = "good"&gt; &lt;price money = "c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Canvas (sq. yd.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13];&quot;&quot;&quot;type = &quot;&quot;good&quot;&quot;&gt; &lt;price money = &quot;&quot;&quot;;[.C13];&quot;&quot;&quot;&gt;&quot;;[.B13];&quot;&lt;/price&gt; &lt;weight&gt;&quot;;[.D13];&quot;&lt;/weight&gt; &lt;/item&gt;&quot;)" office:value-type="string" office:string-value="&lt;item code = &quot;Canvas (sq. yd.) &quot;type = &quot;good&quot;&gt; &lt;price money = &quot;sp &quot;&gt;1&lt;/price&gt; &lt;weight&gt;1&lt;/weight&gt; &lt;/item&gt;">
            <text:p>&lt;item code = "Canvas (sq. yd.) "type = "good"&gt; &lt;price money = "sp "&gt;1&lt;/price&gt; &lt;weight&gt;1&lt;/weight&gt; &lt;/item&gt;</text:p>
          </table:table-cell>
        </table:table-row>
        <table:table-row table:style-name="ro4">
          <table:table-cell table:style-name="ce2" office:value-type="string">
            <text:p>Case, map or scro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14];&quot;&quot;&quot;type = &quot;&quot;good&quot;&quot;&gt; &lt;price money = &quot;&quot;&quot;;[.C14];&quot;&quot;&quot;&gt;&quot;;[.B14];&quot;&lt;/price&gt; &lt;weight&gt;&quot;;[.D14];&quot;&lt;/weight&gt; &lt;/item&gt;&quot;)" office:value-type="string" office:string-value="&lt;item code = &quot;Case, map or scroll &quot;type = &quot;good&quot;&gt; &lt;price money = &quot;gp &quot;&gt;1&lt;/price&gt; &lt;weight&gt;0,5&lt;/weight&gt; &lt;/item&gt;">
            <text:p>&lt;item code = "Case, map or scroll "type = "good"&gt; &lt;price money = "g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Chain (10 ft.) 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15];&quot;&quot;&quot;type = &quot;&quot;good&quot;&quot;&gt; &lt;price money = &quot;&quot;&quot;;[.C15];&quot;&quot;&quot;&gt;&quot;;[.B15];&quot;&lt;/price&gt; &lt;weight&gt;&quot;;[.D15];&quot;&lt;/weight&gt; &lt;/item&gt;&quot;)" office:value-type="string" office:string-value="&lt;item code = &quot;Chain (10 ft.) &quot;type = &quot;good&quot;&gt; &lt;price money = &quot;gp &quot;&gt;30&lt;/price&gt; &lt;weight&gt;2&lt;/weight&gt; &lt;/item&gt;">
            <text:p>&lt;item code = "Chain (10 ft.) "type = "good"&gt; &lt;price money = "gp "&gt;30&lt;/price&gt; &lt;weight&gt;2&lt;/weight&gt; &lt;/item&gt;</text:p>
          </table:table-cell>
        </table:table-row>
        <table:table-row table:style-name="ro1">
          <table:table-cell table:style-name="ce2" office:value-type="string">
            <text:p>Chalk, 1 piec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16];&quot;&quot;&quot;type = &quot;&quot;good&quot;&quot;&gt; &lt;price money = &quot;&quot;&quot;;[.C16];&quot;&quot;&quot;&gt;&quot;;[.B16];&quot;&lt;/price&gt; &lt;weight&gt;&quot;;[.D16];&quot;&lt;/weight&gt; &lt;/item&gt;&quot;)" office:value-type="string" office:string-value="&lt;item code = &quot;Chalk, 1 piece &quot;type = &quot;good&quot;&gt; &lt;price money = &quot;cp &quot;&gt;1&lt;/price&gt; &lt;weight&gt;0&lt;/weight&gt; &lt;/item&gt;">
            <text:p>&lt;item code = "Chalk, 1 piece "type = "good"&gt; &lt;price money = "cp "&gt;1&lt;/price&gt; &lt;weight&gt;0&lt;/weight&gt; &lt;/item&gt;</text:p>
          </table:table-cell>
        </table:table-row>
        <table:table-row table:style-name="ro1">
          <table:table-cell table:style-name="ce2" office:value-type="string">
            <text:p>Chest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25">
            <text:p>25</text:p>
          </table:table-cell>
          <table:table-cell office:value-type="string">
            <text:p>lb.</text:p>
          </table:table-cell>
          <table:table-cell table:formula="of:=CONCATENATE(&quot;&lt;item code = &quot;&quot;&quot;;[.A17];&quot;&quot;&quot;type = &quot;&quot;good&quot;&quot;&gt; &lt;price money = &quot;&quot;&quot;;[.C17];&quot;&quot;&quot;&gt;&quot;;[.B17];&quot;&lt;/price&gt; &lt;weight&gt;&quot;;[.D17];&quot;&lt;/weight&gt; &lt;/item&gt;&quot;)" office:value-type="string" office:string-value="&lt;item code = &quot;Chest (empty) &quot;type = &quot;good&quot;&gt; &lt;price money = &quot;gp &quot;&gt;2&lt;/price&gt; &lt;weight&gt;25&lt;/weight&gt; &lt;/item&gt;">
            <text:p>&lt;item code = "Chest (empty) "type = "good"&gt; &lt;price money = "gp "&gt;2&lt;/price&gt; &lt;weight&gt;25&lt;/weight&gt; &lt;/item&gt;</text:p>
          </table:table-cell>
        </table:table-row>
        <table:table-row table:style-name="ro1">
          <table:table-cell table:style-name="ce2" office:value-type="string">
            <text:p>Crowbar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18];&quot;&quot;&quot;type = &quot;&quot;good&quot;&quot;&gt; &lt;price money = &quot;&quot;&quot;;[.C18];&quot;&quot;&quot;&gt;&quot;;[.B18];&quot;&lt;/price&gt; &lt;weight&gt;&quot;;[.D18];&quot;&lt;/weight&gt; &lt;/item&gt;&quot;)" office:value-type="string" office:string-value="&lt;item code = &quot;Crowbar &quot;type = &quot;good&quot;&gt; &lt;price money = &quot;gp &quot;&gt;2&lt;/price&gt; &lt;weight&gt;5&lt;/weight&gt; &lt;/item&gt;">
            <text:p>&lt;item code = "Crowbar "type = "good"&gt; &lt;price money = "gp "&gt;2&lt;/price&gt; &lt;weight&gt;5&lt;/weight&gt; &lt;/item&gt;</text:p>
          </table:table-cell>
        </table:table-row>
        <table:table-row table:style-name="ro4">
          <table:table-cell table:style-name="ce2" office:value-type="string">
            <text:p>Firewood (per da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19];&quot;&quot;&quot;type = &quot;&quot;good&quot;&quot;&gt; &lt;price money = &quot;&quot;&quot;;[.C19];&quot;&quot;&quot;&gt;&quot;;[.B19];&quot;&lt;/price&gt; &lt;weight&gt;&quot;;[.D19];&quot;&lt;/weight&gt; &lt;/item&gt;&quot;)" office:value-type="string" office:string-value="&lt;item code = &quot;Firewood (per day) &quot;type = &quot;good&quot;&gt; &lt;price money = &quot;cp &quot;&gt;1&lt;/price&gt; &lt;weight&gt;20&lt;/weight&gt; &lt;/item&gt;">
            <text:p>&lt;item code = "Firewood (per day) "type = "good"&gt; &lt;price money = "cp "&gt;1&lt;/price&gt; &lt;weight&gt;20&lt;/weight&gt; &lt;/item&gt;</text:p>
          </table:table-cell>
        </table:table-row>
        <table:table-row table:style-name="ro1">
          <table:table-cell table:style-name="ce2" office:value-type="string">
            <text:p>Fishhook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0];&quot;&quot;&quot;type = &quot;&quot;good&quot;&quot;&gt; &lt;price money = &quot;&quot;&quot;;[.C20];&quot;&quot;&quot;&gt;&quot;;[.B20];&quot;&lt;/price&gt; &lt;weight&gt;&quot;;[.D20];&quot;&lt;/weight&gt; &lt;/item&gt;&quot;)" office:value-type="string" office:string-value="&lt;item code = &quot;Fishhook &quot;type = &quot;good&quot;&gt; &lt;price money = &quot;sp &quot;&gt;1&lt;/price&gt; &lt;weight&gt;0&lt;/weight&gt; &lt;/item&gt;">
            <text:p>&lt;item code = "Fishhook "type = "good"&gt; &lt;price money = "s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Fishing net, 25 sq. ft.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21];&quot;&quot;&quot;type = &quot;&quot;good&quot;&quot;&gt; &lt;price money = &quot;&quot;&quot;;[.C21];&quot;&quot;&quot;&gt;&quot;;[.B21];&quot;&lt;/price&gt; &lt;weight&gt;&quot;;[.D21];&quot;&lt;/weight&gt; &lt;/item&gt;&quot;)" office:value-type="string" office:string-value="&lt;item code = &quot;Fishing net, 25 sq. ft. &quot;type = &quot;good&quot;&gt; &lt;price money = &quot;gp &quot;&gt;4&lt;/price&gt; &lt;weight&gt;5&lt;/weight&gt; &lt;/item&gt;">
            <text:p>&lt;item code = "Fishing net, 25 sq. ft. "type = "good"&gt; &lt;price money = "gp "&gt;4&lt;/price&gt; &lt;weight&gt;5&lt;/weight&gt; &lt;/item&gt;</text:p>
          </table:table-cell>
        </table:table-row>
        <table:table-row table:style-name="ro1">
          <table:table-cell table:style-name="ce2" office:value-type="string">
            <text:p>Flask (empty)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p </text:p>
          </table:table-cell>
          <table:table-cell table:style-name="ce4" office:value-type="float" office:value="1.5">
            <text:p>1,5</text:p>
          </table:table-cell>
          <table:table-cell office:value-type="string">
            <text:p>lb.</text:p>
          </table:table-cell>
          <table:table-cell table:formula="of:=CONCATENATE(&quot;&lt;item code = &quot;&quot;&quot;;[.A22];&quot;&quot;&quot;type = &quot;&quot;good&quot;&quot;&gt; &lt;price money = &quot;&quot;&quot;;[.C22];&quot;&quot;&quot;&gt;&quot;;[.B22];&quot;&lt;/price&gt; &lt;weight&gt;&quot;;[.D22];&quot;&lt;/weight&gt; &lt;/item&gt;&quot;)" office:value-type="string" office:string-value="&lt;item code = &quot;Flask (empty) &quot;type = &quot;good&quot;&gt; &lt;price money = &quot;cp &quot;&gt;3&lt;/price&gt; &lt;weight&gt;1,5&lt;/weight&gt; &lt;/item&gt;">
            <text:p>&lt;item code = "Flask (empty) "type = "good"&gt; &lt;price money = "cp "&gt;3&lt;/price&gt; &lt;weight&gt;1,5&lt;/weight&gt; &lt;/item&gt;</text:p>
          </table:table-cell>
        </table:table-row>
        <table:table-row table:style-name="ro1">
          <table:table-cell table:style-name="ce2" office:value-type="string">
            <text:p>Flint and stee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3];&quot;&quot;&quot;type = &quot;&quot;good&quot;&quot;&gt; &lt;price money = &quot;&quot;&quot;;[.C23];&quot;&quot;&quot;&gt;&quot;;[.B23];&quot;&lt;/price&gt; &lt;weight&gt;&quot;;[.D23];&quot;&lt;/weight&gt; &lt;/item&gt;&quot;)" office:value-type="string" office:string-value="&lt;item code = &quot;Flint and steel &quot;type = &quot;good&quot;&gt; &lt;price money = &quot;gp &quot;&gt;1&lt;/price&gt; &lt;weight&gt;0&lt;/weight&gt; &lt;/item&gt;">
            <text:p>&lt;item code = "Flint and steel "type = "good"&gt; &lt;price money = "g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Grappling hook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">
            <text:p>4</text:p>
          </table:table-cell>
          <table:table-cell office:value-type="string">
            <text:p>lb.</text:p>
          </table:table-cell>
          <table:table-cell table:formula="of:=CONCATENATE(&quot;&lt;item code = &quot;&quot;&quot;;[.A24];&quot;&quot;&quot;type = &quot;&quot;good&quot;&quot;&gt; &lt;price money = &quot;&quot;&quot;;[.C24];&quot;&quot;&quot;&gt;&quot;;[.B24];&quot;&lt;/price&gt; &lt;weight&gt;&quot;;[.D24];&quot;&lt;/weight&gt; &lt;/item&gt;&quot;)" office:value-type="string" office:string-value="&lt;item code = &quot;Grappling hook &quot;type = &quot;good&quot;&gt; &lt;price money = &quot;gp &quot;&gt;1&lt;/price&gt; &lt;weight&gt;4&lt;/weight&gt; &lt;/item&gt;">
            <text:p>&lt;item code = "Grappling hook "type = "good"&gt; &lt;price money = "gp "&gt;1&lt;/price&gt; &lt;weight&gt;4&lt;/weight&gt; &lt;/item&gt;</text:p>
          </table:table-cell>
        </table:table-row>
        <table:table-row table:style-name="ro1">
          <table:table-cell table:style-name="ce2" office:value-type="string">
            <text:p>Hammer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25];&quot;&quot;&quot;type = &quot;&quot;good&quot;&quot;&gt; &lt;price money = &quot;&quot;&quot;;[.C25];&quot;&quot;&quot;&gt;&quot;;[.B25];&quot;&lt;/price&gt; &lt;weight&gt;&quot;;[.D25];&quot;&lt;/weight&gt; &lt;/item&gt;&quot;)" office:value-type="string" office:string-value="&lt;item code = &quot;Hammer &quot;type = &quot;good&quot;&gt; &lt;price money = &quot;sp &quot;&gt;5&lt;/price&gt; &lt;weight&gt;2&lt;/weight&gt; &lt;/item&gt;">
            <text:p>&lt;item code = "Hammer "type = "good"&gt; &lt;price money = "sp "&gt;5&lt;/price&gt; &lt;weight&gt;2&lt;/weight&gt; &lt;/item&gt;</text:p>
          </table:table-cell>
        </table:table-row>
        <table:table-row table:style-name="ro1">
          <table:table-cell table:style-name="ce2" office:value-type="string">
            <text:p>Ink (1 oz. vial)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6];&quot;&quot;&quot;type = &quot;&quot;good&quot;&quot;&gt; &lt;price money = &quot;&quot;&quot;;[.C26];&quot;&quot;&quot;&gt;&quot;;[.B26];&quot;&lt;/price&gt; &lt;weight&gt;&quot;;[.D26];&quot;&lt;/weight&gt; &lt;/item&gt;&quot;)" office:value-type="string" office:string-value="&lt;item code = &quot;Ink (1 oz. vial) &quot;type = &quot;good&quot;&gt; &lt;price money = &quot;gp &quot;&gt;8&lt;/price&gt; &lt;weight&gt;0&lt;/weight&gt; &lt;/item&gt;">
            <text:p>&lt;item code = "Ink (1 oz. vial) "type = "good"&gt; &lt;price money = "gp "&gt;8&lt;/price&gt; &lt;weight&gt;0&lt;/weight&gt; &lt;/item&gt;</text:p>
          </table:table-cell>
        </table:table-row>
        <table:table-row table:style-name="ro1">
          <table:table-cell table:style-name="ce2" office:value-type="string">
            <text:p>Inkpe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7];&quot;&quot;&quot;type = &quot;&quot;good&quot;&quot;&gt; &lt;price money = &quot;&quot;&quot;;[.C27];&quot;&quot;&quot;&gt;&quot;;[.B27];&quot;&lt;/price&gt; &lt;weight&gt;&quot;;[.D27];&quot;&lt;/weight&gt; &lt;/item&gt;&quot;)" office:value-type="string" office:string-value="&lt;item code = &quot;Inkpen &quot;type = &quot;good&quot;&gt; &lt;price money = &quot;sp &quot;&gt;1&lt;/price&gt; &lt;weight&gt;0&lt;/weight&gt; &lt;/item&gt;">
            <text:p>&lt;item code = "Inkpen "type = "good"&gt; &lt;price money = "sp "&gt;1&lt;/price&gt; &lt;weight&gt;0&lt;/weight&gt; &lt;/item&gt;</text:p>
          </table:table-cell>
        </table:table-row>
        <table:table-row table:style-name="ro1">
          <table:table-cell table:style-name="ce2" office:value-type="string">
            <text:p>Jug, clay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p </text:p>
          </table:table-cell>
          <table:table-cell table:style-name="ce4" office:value-type="float" office:value="9">
            <text:p>9</text:p>
          </table:table-cell>
          <table:table-cell office:value-type="string">
            <text:p>lb.</text:p>
          </table:table-cell>
          <table:table-cell table:formula="of:=CONCATENATE(&quot;&lt;item code = &quot;&quot;&quot;;[.A28];&quot;&quot;&quot;type = &quot;&quot;good&quot;&quot;&gt; &lt;price money = &quot;&quot;&quot;;[.C28];&quot;&quot;&quot;&gt;&quot;;[.B28];&quot;&lt;/price&gt; &lt;weight&gt;&quot;;[.D28];&quot;&lt;/weight&gt; &lt;/item&gt;&quot;)" office:value-type="string" office:string-value="&lt;item code = &quot;Jug, clay &quot;type = &quot;good&quot;&gt; &lt;price money = &quot;cp &quot;&gt;3&lt;/price&gt; &lt;weight&gt;9&lt;/weight&gt; &lt;/item&gt;">
            <text:p>&lt;item code = "Jug, clay "type = "good"&gt; &lt;price money = "cp "&gt;3&lt;/price&gt; &lt;weight&gt;9&lt;/weight&gt; &lt;/item&gt;</text:p>
          </table:table-cell>
        </table:table-row>
        <table:table-row table:style-name="ro4">
          <table:table-cell table:style-name="ce2" office:value-type="string">
            <text:p>Ladder, 10-foot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c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29];&quot;&quot;&quot;type = &quot;&quot;good&quot;&quot;&gt; &lt;price money = &quot;&quot;&quot;;[.C29];&quot;&quot;&quot;&gt;&quot;;[.B29];&quot;&lt;/price&gt; &lt;weight&gt;&quot;;[.D29];&quot;&lt;/weight&gt; &lt;/item&gt;&quot;)" office:value-type="string" office:string-value="&lt;item code = &quot;Ladder, 10-foot &quot;type = &quot;good&quot;&gt; &lt;price money = &quot;cp &quot;&gt;5&lt;/price&gt; &lt;weight&gt;20&lt;/weight&gt; &lt;/item&gt;">
            <text:p>&lt;item code = "Ladder, 10-foot "type = "good"&gt; &lt;price money = "cp "&gt;5&lt;/price&gt; &lt;weight&gt;20&lt;/weight&gt; &lt;/item&gt;</text:p>
          </table:table-cell>
        </table:table-row>
        <table:table-row table:style-name="ro4">
          <table:table-cell table:style-name="ce2" office:value-type="string">
            <text:p>Lamp, comm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0];&quot;&quot;&quot;type = &quot;&quot;good&quot;&quot;&gt; &lt;price money = &quot;&quot;&quot;;[.C30];&quot;&quot;&quot;&gt;&quot;;[.B30];&quot;&lt;/price&gt; &lt;weight&gt;&quot;;[.D30];&quot;&lt;/weight&gt; &lt;/item&gt;&quot;)" office:value-type="string" office:string-value="&lt;item code = &quot;Lamp, common &quot;type = &quot;good&quot;&gt; &lt;price money = &quot;sp &quot;&gt;1&lt;/price&gt; &lt;weight&gt;1&lt;/weight&gt; &lt;/item&gt;">
            <text:p>&lt;item code = "Lamp, common "type = "good"&gt; &lt;price money = "sp "&gt;1&lt;/price&gt; &lt;weight&gt;1&lt;/weight&gt; &lt;/item&gt;</text:p>
          </table:table-cell>
        </table:table-row>
        <table:table-row table:style-name="ro4">
          <table:table-cell table:style-name="ce2" office:value-type="string">
            <text:p>Lantern, bullseye 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gp </text:p>
          </table:table-cell>
          <table:table-cell table:style-name="ce4" office:value-type="float" office:value="3">
            <text:p>3</text:p>
          </table:table-cell>
          <table:table-cell office:value-type="string">
            <text:p>lb.</text:p>
          </table:table-cell>
          <table:table-cell table:formula="of:=CONCATENATE(&quot;&lt;item code = &quot;&quot;&quot;;[.A31];&quot;&quot;&quot;type = &quot;&quot;good&quot;&quot;&gt; &lt;price money = &quot;&quot;&quot;;[.C31];&quot;&quot;&quot;&gt;&quot;;[.B31];&quot;&lt;/price&gt; &lt;weight&gt;&quot;;[.D31];&quot;&lt;/weight&gt; &lt;/item&gt;&quot;)" office:value-type="string" office:string-value="&lt;item code = &quot;Lantern, bullseye &quot;type = &quot;good&quot;&gt; &lt;price money = &quot;gp &quot;&gt;12&lt;/price&gt; &lt;weight&gt;3&lt;/weight&gt; &lt;/item&gt;">
            <text:p>&lt;item code = "Lantern, bullseye "type = "good"&gt; &lt;price money = "gp "&gt;12&lt;/price&gt; &lt;weight&gt;3&lt;/weight&gt; &lt;/item&gt;</text:p>
          </table:table-cell>
        </table:table-row>
        <table:table-row table:style-name="ro4">
          <table:table-cell table:style-name="ce2" office:value-type="string">
            <text:p>Lantern, hooded 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32];&quot;&quot;&quot;type = &quot;&quot;good&quot;&quot;&gt; &lt;price money = &quot;&quot;&quot;;[.C32];&quot;&quot;&quot;&gt;&quot;;[.B32];&quot;&lt;/price&gt; &lt;weight&gt;&quot;;[.D32];&quot;&lt;/weight&gt; &lt;/item&gt;&quot;)" office:value-type="string" office:string-value="&lt;item code = &quot;Lantern, hooded &quot;type = &quot;good&quot;&gt; &lt;price money = &quot;gp &quot;&gt;7&lt;/price&gt; &lt;weight&gt;2&lt;/weight&gt; &lt;/item&gt;">
            <text:p>&lt;item code = "Lantern, hooded "type = "good"&gt; &lt;price money = "gp "&gt;7&lt;/price&gt; &lt;weight&gt;2&lt;/weight&gt; &lt;/item&gt;</text:p>
          </table:table-cell>
        </table:table-row>
        <table:table-row table:style-name="ro4">
          <table:table-cell table:style-name="ce2" office:value-type="string">
            <text:p>Lock (very simple) 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3];&quot;&quot;&quot;type = &quot;&quot;good&quot;&quot;&gt; &lt;price money = &quot;&quot;&quot;;[.C33];&quot;&quot;&quot;&gt;&quot;;[.B33];&quot;&lt;/price&gt; &lt;weight&gt;&quot;;[.D33];&quot;&lt;/weight&gt; &lt;/item&gt;&quot;)" office:value-type="string" office:string-value="&lt;item code = &quot;Lock (very simple) &quot;type = &quot;good&quot;&gt; &lt;price money = &quot;gp &quot;&gt;20&lt;/price&gt; &lt;weight&gt;1&lt;/weight&gt; &lt;/item&gt;">
            <text:p>&lt;item code = "Lock (very simple) "type = "good"&gt; &lt;price money = "gp "&gt;20&lt;/price&gt; &lt;weight&gt;1&lt;/weight&gt; &lt;/item&gt;</text:p>
          </table:table-cell>
        </table:table-row>
        <table:table-row table:style-name="ro4">
          <table:table-cell table:style-name="ce2" office:value-type="string">
            <text:p>Lock (average) 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4];&quot;&quot;&quot;type = &quot;&quot;good&quot;&quot;&gt; &lt;price money = &quot;&quot;&quot;;[.C34];&quot;&quot;&quot;&gt;&quot;;[.B34];&quot;&lt;/price&gt; &lt;weight&gt;&quot;;[.D34];&quot;&lt;/weight&gt; &lt;/item&gt;&quot;)" office:value-type="string" office:string-value="&lt;item code = &quot;Lock (average) &quot;type = &quot;good&quot;&gt; &lt;price money = &quot;gp &quot;&gt;40&lt;/price&gt; &lt;weight&gt;1&lt;/weight&gt; &lt;/item&gt;">
            <text:p>&lt;item code = "Lock (average) "type = "good"&gt; &lt;price money = "gp "&gt;40&lt;/price&gt; &lt;weight&gt;1&lt;/weight&gt; &lt;/item&gt;</text:p>
          </table:table-cell>
        </table:table-row>
        <table:table-row table:style-name="ro1">
          <table:table-cell table:style-name="ce2" office:value-type="string">
            <text:p>Lock (good) 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5];&quot;&quot;&quot;type = &quot;&quot;good&quot;&quot;&gt; &lt;price money = &quot;&quot;&quot;;[.C35];&quot;&quot;&quot;&gt;&quot;;[.B35];&quot;&lt;/price&gt; &lt;weight&gt;&quot;;[.D35];&quot;&lt;/weight&gt; &lt;/item&gt;&quot;)" office:value-type="string" office:string-value="&lt;item code = &quot;Lock (good) &quot;type = &quot;good&quot;&gt; &lt;price money = &quot;gp &quot;&gt;80&lt;/price&gt; &lt;weight&gt;1&lt;/weight&gt; &lt;/item&gt;">
            <text:p>&lt;item code = "Lock (good) "type = "good"&gt; &lt;price money = "gp "&gt;80&lt;/price&gt; &lt;weight&gt;1&lt;/weight&gt; &lt;/item&gt;</text:p>
          </table:table-cell>
        </table:table-row>
        <table:table-row table:style-name="ro4">
          <table:table-cell table:style-name="ce2" office:value-type="string">
            <text:p>Lock (amazing) </text:p>
          </table:table-cell>
          <table:table-cell table:style-name="ce3" office:value-type="float" office:value="150">
            <text:p>15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6];&quot;&quot;&quot;type = &quot;&quot;good&quot;&quot;&gt; &lt;price money = &quot;&quot;&quot;;[.C36];&quot;&quot;&quot;&gt;&quot;;[.B36];&quot;&lt;/price&gt; &lt;weight&gt;&quot;;[.D36];&quot;&lt;/weight&gt; &lt;/item&gt;&quot;)" office:value-type="string" office:string-value="&lt;item code = &quot;Lock (amazing) &quot;type = &quot;good&quot;&gt; &lt;price money = &quot;gp &quot;&gt;150&lt;/price&gt; &lt;weight&gt;1&lt;/weight&gt; &lt;/item&gt;">
            <text:p>&lt;item code = "Lock (amazing) "type = "good"&gt; &lt;price money = "gp "&gt;150&lt;/price&gt; &lt;weight&gt;1&lt;/weight&gt; &lt;/item&gt;</text:p>
          </table:table-cell>
        </table:table-row>
        <table:table-row table:style-name="ro1">
          <table:table-cell table:style-name="ce2" office:value-type="string">
            <text:p>Manacles 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37];&quot;&quot;&quot;type = &quot;&quot;good&quot;&quot;&gt; &lt;price money = &quot;&quot;&quot;;[.C37];&quot;&quot;&quot;&gt;&quot;;[.B37];&quot;&lt;/price&gt; &lt;weight&gt;&quot;;[.D37];&quot;&lt;/weight&gt; &lt;/item&gt;&quot;)" office:value-type="string" office:string-value="&lt;item code = &quot;Manacles &quot;type = &quot;good&quot;&gt; &lt;price money = &quot;gp &quot;&gt;15&lt;/price&gt; &lt;weight&gt;2&lt;/weight&gt; &lt;/item&gt;">
            <text:p>&lt;item code = "Manacles "type = "good"&gt; &lt;price money = "gp "&gt;15&lt;/price&gt; &lt;weight&gt;2&lt;/weight&gt; &lt;/item&gt;</text:p>
          </table:table-cell>
        </table:table-row>
        <table:table-row table:style-name="ro4">
          <table:table-cell table:style-name="ce2" office:value-type="string">
            <text:p>Manacles, masterwork 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38];&quot;&quot;&quot;type = &quot;&quot;good&quot;&quot;&gt; &lt;price money = &quot;&quot;&quot;;[.C38];&quot;&quot;&quot;&gt;&quot;;[.B38];&quot;&lt;/price&gt; &lt;weight&gt;&quot;;[.D38];&quot;&lt;/weight&gt; &lt;/item&gt;&quot;)" office:value-type="string" office:string-value="&lt;item code = &quot;Manacles, masterwork &quot;type = &quot;good&quot;&gt; &lt;price money = &quot;gp &quot;&gt;50&lt;/price&gt; &lt;weight&gt;2&lt;/weight&gt; &lt;/item&gt;">
            <text:p>&lt;item code = "Manacles, masterwork "type = "good"&gt; &lt;price money = "gp "&gt;50&lt;/price&gt; &lt;weight&gt;2&lt;/weight&gt; &lt;/item&gt;</text:p>
          </table:table-cell>
        </table:table-row>
        <table:table-row table:style-name="ro4">
          <table:table-cell table:style-name="ce2" office:value-type="string">
            <text:p>Mirror, small steel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39];&quot;&quot;&quot;type = &quot;&quot;good&quot;&quot;&gt; &lt;price money = &quot;&quot;&quot;;[.C39];&quot;&quot;&quot;&gt;&quot;;[.B39];&quot;&lt;/price&gt; &lt;weight&gt;&quot;;[.D39];&quot;&lt;/weight&gt; &lt;/item&gt;&quot;)" office:value-type="string" office:string-value="&lt;item code = &quot;Mirror, small steel &quot;type = &quot;good&quot;&gt; &lt;price money = &quot;gp &quot;&gt;10&lt;/price&gt; &lt;weight&gt;0,5&lt;/weight&gt; &lt;/item&gt;">
            <text:p>&lt;item code = "Mirror, small steel "type = "good"&gt; &lt;price money = "gp "&gt;10&lt;/price&gt; &lt;weight&gt;0,5&lt;/weight&gt; &lt;/item&gt;</text:p>
          </table:table-cell>
        </table:table-row>
        <table:table-row table:style-name="ro4">
          <table:table-cell table:style-name="ce2" office:value-type="string">
            <text:p>Mug/Tankard, clay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40];&quot;&quot;&quot;type = &quot;&quot;good&quot;&quot;&gt; &lt;price money = &quot;&quot;&quot;;[.C40];&quot;&quot;&quot;&gt;&quot;;[.B40];&quot;&lt;/price&gt; &lt;weight&gt;&quot;;[.D40];&quot;&lt;/weight&gt; &lt;/item&gt;&quot;)" office:value-type="string" office:string-value="&lt;item code = &quot;Mug/Tankard, clay &quot;type = &quot;good&quot;&gt; &lt;price money = &quot;cp &quot;&gt;2&lt;/price&gt; &lt;weight&gt;1&lt;/weight&gt; &lt;/item&gt;">
            <text:p>&lt;item code = "Mug/Tankard, clay "type = "good"&gt; &lt;price money = "cp "&gt;2&lt;/price&gt; &lt;weight&gt;1&lt;/weight&gt; &lt;/item&gt;</text:p>
          </table:table-cell>
        </table:table-row>
        <table:table-row table:style-name="ro4">
          <table:table-cell table:style-name="ce2" office:value-type="string">
            <text:p>Oil (1-pint flask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41];&quot;&quot;&quot;type = &quot;&quot;good&quot;&quot;&gt; &lt;price money = &quot;&quot;&quot;;[.C41];&quot;&quot;&quot;&gt;&quot;;[.B41];&quot;&lt;/price&gt; &lt;weight&gt;&quot;;[.D41];&quot;&lt;/weight&gt; &lt;/item&gt;&quot;)" office:value-type="string" office:string-value="&lt;item code = &quot;Oil (1-pint flask) &quot;type = &quot;good&quot;&gt; &lt;price money = &quot;sp &quot;&gt;1&lt;/price&gt; &lt;weight&gt;1&lt;/weight&gt; &lt;/item&gt;">
            <text:p>&lt;item code = "Oil (1-pint flask) "type = "good"&gt; &lt;price money = "sp "&gt;1&lt;/price&gt; &lt;weight&gt;1&lt;/weight&gt; &lt;/item&gt;</text:p>
          </table:table-cell>
        </table:table-row>
        <table:table-row table:style-name="ro1">
          <table:table-cell table:style-name="ce2" office:value-type="string">
            <text:p>Paper (sheet)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42];&quot;&quot;&quot;type = &quot;&quot;good&quot;&quot;&gt; &lt;price money = &quot;&quot;&quot;;[.C42];&quot;&quot;&quot;&gt;&quot;;[.B42];&quot;&lt;/price&gt; &lt;weight&gt;&quot;;[.D42];&quot;&lt;/weight&gt; &lt;/item&gt;&quot;)" office:value-type="string" office:string-value="&lt;item code = &quot;Paper (sheet) &quot;type = &quot;good&quot;&gt; &lt;price money = &quot;sp &quot;&gt;4&lt;/price&gt; &lt;weight&gt;0&lt;/weight&gt; &lt;/item&gt;">
            <text:p>&lt;item code = "Paper (sheet) "type = "good"&gt; &lt;price money = "sp "&gt;4&lt;/price&gt; &lt;weight&gt;0&lt;/weight&gt; &lt;/item&gt;</text:p>
          </table:table-cell>
        </table:table-row>
        <table:table-row table:style-name="ro4">
          <table:table-cell table:style-name="ce2" office:value-type="string">
            <text:p>Parchment (sheet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43];&quot;&quot;&quot;type = &quot;&quot;good&quot;&quot;&gt; &lt;price money = &quot;&quot;&quot;;[.C43];&quot;&quot;&quot;&gt;&quot;;[.B43];&quot;&lt;/price&gt; &lt;weight&gt;&quot;;[.D43];&quot;&lt;/weight&gt; &lt;/item&gt;&quot;)" office:value-type="string" office:string-value="&lt;item code = &quot;Parchment (sheet) &quot;type = &quot;good&quot;&gt; &lt;price money = &quot;sp &quot;&gt;2&lt;/price&gt; &lt;weight&gt;0&lt;/weight&gt; &lt;/item&gt;">
            <text:p>&lt;item code = "Parchment (sheet) "type = "good"&gt; &lt;price money = "sp "&gt;2&lt;/price&gt; &lt;weight&gt;0&lt;/weight&gt; &lt;/item&gt;</text:p>
          </table:table-cell>
        </table:table-row>
        <table:table-row table:style-name="ro1">
          <table:table-cell table:style-name="ce2" office:value-type="string">
            <text:p>Pick, miner’s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44];&quot;&quot;&quot;type = &quot;&quot;good&quot;&quot;&gt; &lt;price money = &quot;&quot;&quot;;[.C44];&quot;&quot;&quot;&gt;&quot;;[.B44];&quot;&lt;/price&gt; &lt;weight&gt;&quot;;[.D44];&quot;&lt;/weight&gt; &lt;/item&gt;&quot;)" office:value-type="string" office:string-value="&lt;item code = &quot;Pick, miner’s &quot;type = &quot;good&quot;&gt; &lt;price money = &quot;gp &quot;&gt;3&lt;/price&gt; &lt;weight&gt;10&lt;/weight&gt; &lt;/item&gt;">
            <text:p>&lt;item code = "Pick, miner’s "type = "good"&gt; &lt;price money = "gp "&gt;3&lt;/price&gt; &lt;weight&gt;10&lt;/weight&gt; &lt;/item&gt;</text:p>
          </table:table-cell>
        </table:table-row>
        <table:table-row table:style-name="ro1">
          <table:table-cell table:style-name="ce2" office:value-type="string">
            <text:p>Pitcher, clay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45];&quot;&quot;&quot;type = &quot;&quot;good&quot;&quot;&gt; &lt;price money = &quot;&quot;&quot;;[.C45];&quot;&quot;&quot;&gt;&quot;;[.B45];&quot;&lt;/price&gt; &lt;weight&gt;&quot;;[.D45];&quot;&lt;/weight&gt; &lt;/item&gt;&quot;)" office:value-type="string" office:string-value="&lt;item code = &quot;Pitcher, clay &quot;type = &quot;good&quot;&gt; &lt;price money = &quot;cp &quot;&gt;2&lt;/price&gt; &lt;weight&gt;5&lt;/weight&gt; &lt;/item&gt;">
            <text:p>&lt;item code = "Pitcher, clay "type = "good"&gt; &lt;price money = "cp "&gt;2&lt;/price&gt; &lt;weight&gt;5&lt;/weight&gt; &lt;/item&gt;</text:p>
          </table:table-cell>
        </table:table-row>
        <table:table-row table:style-name="ro1">
          <table:table-cell table:style-name="ce2" office:value-type="string">
            <text:p>Pit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46];&quot;&quot;&quot;type = &quot;&quot;good&quot;&quot;&gt; &lt;price money = &quot;&quot;&quot;;[.C46];&quot;&quot;&quot;&gt;&quot;;[.B46];&quot;&lt;/price&gt; &lt;weight&gt;&quot;;[.D46];&quot;&lt;/weight&gt; &lt;/item&gt;&quot;)" office:value-type="string" office:string-value="&lt;item code = &quot;Piton &quot;type = &quot;good&quot;&gt; &lt;price money = &quot;sp &quot;&gt;1&lt;/price&gt; &lt;weight&gt;0,5&lt;/weight&gt; &lt;/item&gt;">
            <text:p>&lt;item code = "Piton "type = "good"&gt; &lt;price money = "s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Pole, 10-foot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p </text:p>
          </table:table-cell>
          <table:table-cell table:style-name="ce4" office:value-type="float" office:value="8">
            <text:p>8</text:p>
          </table:table-cell>
          <table:table-cell office:value-type="string">
            <text:p>lb.</text:p>
          </table:table-cell>
          <table:table-cell table:formula="of:=CONCATENATE(&quot;&lt;item code = &quot;&quot;&quot;;[.A47];&quot;&quot;&quot;type = &quot;&quot;good&quot;&quot;&gt; &lt;price money = &quot;&quot;&quot;;[.C47];&quot;&quot;&quot;&gt;&quot;;[.B47];&quot;&lt;/price&gt; &lt;weight&gt;&quot;;[.D47];&quot;&lt;/weight&gt; &lt;/item&gt;&quot;)" office:value-type="string" office:string-value="&lt;item code = &quot;Pole, 10-foot &quot;type = &quot;good&quot;&gt; &lt;price money = &quot;sp &quot;&gt;2&lt;/price&gt; &lt;weight&gt;8&lt;/weight&gt; &lt;/item&gt;">
            <text:p>&lt;item code = "Pole, 10-foot "type = "good"&gt; &lt;price money = "sp "&gt;2&lt;/price&gt; &lt;weight&gt;8&lt;/weight&gt; &lt;/item&gt;</text:p>
          </table:table-cell>
        </table:table-row>
        <table:table-row table:style-name="ro1">
          <table:table-cell table:style-name="ce2" office:value-type="string">
            <text:p>Pot, iron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48];&quot;&quot;&quot;type = &quot;&quot;good&quot;&quot;&gt; &lt;price money = &quot;&quot;&quot;;[.C48];&quot;&quot;&quot;&gt;&quot;;[.B48];&quot;&lt;/price&gt; &lt;weight&gt;&quot;;[.D48];&quot;&lt;/weight&gt; &lt;/item&gt;&quot;)" office:value-type="string" office:string-value="&lt;item code = &quot;Pot, iron &quot;type = &quot;good&quot;&gt; &lt;price money = &quot;sp &quot;&gt;5&lt;/price&gt; &lt;weight&gt;10&lt;/weight&gt; &lt;/item&gt;">
            <text:p>&lt;item code = "Pot, iron "type = "good"&gt; &lt;price money = "sp "&gt;5&lt;/price&gt; &lt;weight&gt;10&lt;/weight&gt; &lt;/item&gt;</text:p>
          </table:table-cell>
        </table:table-row>
        <table:table-row table:style-name="ro4">
          <table:table-cell table:style-name="ce2" office:value-type="string">
            <text:p>Pouch, belt (empt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49];&quot;&quot;&quot;type = &quot;&quot;good&quot;&quot;&gt; &lt;price money = &quot;&quot;&quot;;[.C49];&quot;&quot;&quot;&gt;&quot;;[.B49];&quot;&lt;/price&gt; &lt;weight&gt;&quot;;[.D49];&quot;&lt;/weight&gt; &lt;/item&gt;&quot;)" office:value-type="string" office:string-value="&lt;item code = &quot;Pouch, belt (empty) &quot;type = &quot;good&quot;&gt; &lt;price money = &quot;gp &quot;&gt;1&lt;/price&gt; &lt;weight&gt;0,5&lt;/weight&gt; &lt;/item&gt;">
            <text:p>&lt;item code = "Pouch, belt (empty) "type = "good"&gt; &lt;price money = "g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Ram, portable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50];&quot;&quot;&quot;type = &quot;&quot;good&quot;&quot;&gt; &lt;price money = &quot;&quot;&quot;;[.C50];&quot;&quot;&quot;&gt;&quot;;[.B50];&quot;&lt;/price&gt; &lt;weight&gt;&quot;;[.D50];&quot;&lt;/weight&gt; &lt;/item&gt;&quot;)" office:value-type="string" office:string-value="&lt;item code = &quot;Ram, portable &quot;type = &quot;good&quot;&gt; &lt;price money = &quot;gp &quot;&gt;10&lt;/price&gt; &lt;weight&gt;20&lt;/weight&gt; &lt;/item&gt;">
            <text:p>&lt;item code = "Ram, portable "type = "good"&gt; &lt;price money = "gp "&gt;10&lt;/price&gt; &lt;weight&gt;20&lt;/weight&gt; &lt;/item&gt;</text:p>
          </table:table-cell>
        </table:table-row>
        <table:table-row table:style-name="ro4">
          <table:table-cell table:style-name="ce2" office:value-type="string">
            <text:p>Rations, trail (per day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51];&quot;&quot;&quot;type = &quot;&quot;good&quot;&quot;&gt; &lt;price money = &quot;&quot;&quot;;[.C51];&quot;&quot;&quot;&gt;&quot;;[.B51];&quot;&lt;/price&gt; &lt;weight&gt;&quot;;[.D51];&quot;&lt;/weight&gt; &lt;/item&gt;&quot;)" office:value-type="string" office:string-value="&lt;item code = &quot;Rations, trail (per day) &quot;type = &quot;good&quot;&gt; &lt;price money = &quot;sp &quot;&gt;5&lt;/price&gt; &lt;weight&gt;1&lt;/weight&gt; &lt;/item&gt;">
            <text:p>&lt;item code = "Rations, trail (per day) "type = "good"&gt; &lt;price money = "sp "&gt;5&lt;/price&gt; &lt;weight&gt;1&lt;/weight&gt; &lt;/item&gt;</text:p>
          </table:table-cell>
        </table:table-row>
        <table:table-row table:style-name="ro4">
          <table:table-cell table:style-name="ce2" office:value-type="string">
            <text:p>Rope, hempen (50 ft.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52];&quot;&quot;&quot;type = &quot;&quot;good&quot;&quot;&gt; &lt;price money = &quot;&quot;&quot;;[.C52];&quot;&quot;&quot;&gt;&quot;;[.B52];&quot;&lt;/price&gt; &lt;weight&gt;&quot;;[.D52];&quot;&lt;/weight&gt; &lt;/item&gt;&quot;)" office:value-type="string" office:string-value="&lt;item code = &quot;Rope, hempen (50 ft.) &quot;type = &quot;good&quot;&gt; &lt;price money = &quot;gp &quot;&gt;1&lt;/price&gt; &lt;weight&gt;10&lt;/weight&gt; &lt;/item&gt;">
            <text:p>&lt;item code = "Rope, hempen (50 ft.) "type = "good"&gt; &lt;price money = "gp "&gt;1&lt;/price&gt; &lt;weight&gt;10&lt;/weight&gt; &lt;/item&gt;</text:p>
          </table:table-cell>
        </table:table-row>
        <table:table-row table:style-name="ro4">
          <table:table-cell table:style-name="ce2" office:value-type="string">
            <text:p>Rope, silk (50 ft.)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53];&quot;&quot;&quot;type = &quot;&quot;good&quot;&quot;&gt; &lt;price money = &quot;&quot;&quot;;[.C53];&quot;&quot;&quot;&gt;&quot;;[.B53];&quot;&lt;/price&gt; &lt;weight&gt;&quot;;[.D53];&quot;&lt;/weight&gt; &lt;/item&gt;&quot;)" office:value-type="string" office:string-value="&lt;item code = &quot;Rope, silk (50 ft.) &quot;type = &quot;good&quot;&gt; &lt;price money = &quot;gp &quot;&gt;10&lt;/price&gt; &lt;weight&gt;5&lt;/weight&gt; &lt;/item&gt;">
            <text:p>&lt;item code = "Rope, silk (50 ft.) "type = "good"&gt; &lt;price money = "gp "&gt;10&lt;/price&gt; &lt;weight&gt;5&lt;/weight&gt; &lt;/item&gt;</text:p>
          </table:table-cell>
        </table:table-row>
        <table:table-row table:style-name="ro1">
          <table:table-cell table:style-name="ce2" office:value-type="string">
            <text:p>Sack (empt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54];&quot;&quot;&quot;type = &quot;&quot;good&quot;&quot;&gt; &lt;price money = &quot;&quot;&quot;;[.C54];&quot;&quot;&quot;&gt;&quot;;[.B54];&quot;&lt;/price&gt; &lt;weight&gt;&quot;;[.D54];&quot;&lt;/weight&gt; &lt;/item&gt;&quot;)" office:value-type="string" office:string-value="&lt;item code = &quot;Sack (empty) &quot;type = &quot;good&quot;&gt; &lt;price money = &quot;sp &quot;&gt;1&lt;/price&gt; &lt;weight&gt;0,5&lt;/weight&gt; &lt;/item&gt;">
            <text:p>&lt;item code = "Sack (empty) "type = "good"&gt; &lt;price money = "s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Sealing wax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55];&quot;&quot;&quot;type = &quot;&quot;good&quot;&quot;&gt; &lt;price money = &quot;&quot;&quot;;[.C55];&quot;&quot;&quot;&gt;&quot;;[.B55];&quot;&lt;/price&gt; &lt;weight&gt;&quot;;[.D55];&quot;&lt;/weight&gt; &lt;/item&gt;&quot;)" office:value-type="string" office:string-value="&lt;item code = &quot;Sealing wax &quot;type = &quot;good&quot;&gt; &lt;price money = &quot;gp &quot;&gt;1&lt;/price&gt; &lt;weight&gt;1&lt;/weight&gt; &lt;/item&gt;">
            <text:p>&lt;item code = "Sealing wax "type = "good"&gt; &lt;price money = "gp "&gt;1&lt;/price&gt; &lt;weight&gt;1&lt;/weight&gt; &lt;/item&gt;</text:p>
          </table:table-cell>
        </table:table-row>
        <table:table-row table:style-name="ro1">
          <table:table-cell table:style-name="ce2" office:value-type="string">
            <text:p>Sewing needle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56];&quot;&quot;&quot;type = &quot;&quot;good&quot;&quot;&gt; &lt;price money = &quot;&quot;&quot;;[.C56];&quot;&quot;&quot;&gt;&quot;;[.B56];&quot;&lt;/price&gt; &lt;weight&gt;&quot;;[.D56];&quot;&lt;/weight&gt; &lt;/item&gt;&quot;)" office:value-type="string" office:string-value="&lt;item code = &quot;Sewing needle &quot;type = &quot;good&quot;&gt; &lt;price money = &quot;sp &quot;&gt;5&lt;/price&gt; &lt;weight&gt;0&lt;/weight&gt; &lt;/item&gt;">
            <text:p>&lt;item code = "Sewing needle "type = "good"&gt; &lt;price money = "sp "&gt;5&lt;/price&gt; &lt;weight&gt;0&lt;/weight&gt; &lt;/item&gt;</text:p>
          </table:table-cell>
        </table:table-row>
        <table:table-row table:style-name="ro1">
          <table:table-cell table:style-name="ce2" office:value-type="string">
            <text:p>Signal whistle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57];&quot;&quot;&quot;type = &quot;&quot;good&quot;&quot;&gt; &lt;price money = &quot;&quot;&quot;;[.C57];&quot;&quot;&quot;&gt;&quot;;[.B57];&quot;&lt;/price&gt; &lt;weight&gt;&quot;;[.D57];&quot;&lt;/weight&gt; &lt;/item&gt;&quot;)" office:value-type="string" office:string-value="&lt;item code = &quot;Signal whistle &quot;type = &quot;good&quot;&gt; &lt;price money = &quot;sp &quot;&gt;8&lt;/price&gt; &lt;weight&gt;0&lt;/weight&gt; &lt;/item&gt;">
            <text:p>&lt;item code = "Signal whistle "type = "good"&gt; &lt;price money = "sp "&gt;8&lt;/price&gt; &lt;weight&gt;0&lt;/weight&gt; &lt;/item&gt;</text:p>
          </table:table-cell>
        </table:table-row>
        <table:table-row table:style-name="ro1">
          <table:table-cell table:style-name="ce2" office:value-type="string">
            <text:p>Signet ring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58];&quot;&quot;&quot;type = &quot;&quot;good&quot;&quot;&gt; &lt;price money = &quot;&quot;&quot;;[.C58];&quot;&quot;&quot;&gt;&quot;;[.B58];&quot;&lt;/price&gt; &lt;weight&gt;&quot;;[.D58];&quot;&lt;/weight&gt; &lt;/item&gt;&quot;)" office:value-type="string" office:string-value="&lt;item code = &quot;Signet ring &quot;type = &quot;good&quot;&gt; &lt;price money = &quot;gp &quot;&gt;5&lt;/price&gt; &lt;weight&gt;0&lt;/weight&gt; &lt;/item&gt;">
            <text:p>&lt;item code = "Signet ring "type = "good"&gt; &lt;price money = "gp "&gt;5&lt;/price&gt; &lt;weight&gt;0&lt;/weight&gt; &lt;/item&gt;</text:p>
          </table:table-cell>
        </table:table-row>
        <table:table-row table:style-name="ro1">
          <table:table-cell table:style-name="ce2" office:value-type="string">
            <text:p>Sledg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59];&quot;&quot;&quot;type = &quot;&quot;good&quot;&quot;&gt; &lt;price money = &quot;&quot;&quot;;[.C59];&quot;&quot;&quot;&gt;&quot;;[.B59];&quot;&lt;/price&gt; &lt;weight&gt;&quot;;[.D59];&quot;&lt;/weight&gt; &lt;/item&gt;&quot;)" office:value-type="string" office:string-value="&lt;item code = &quot;Sledge &quot;type = &quot;good&quot;&gt; &lt;price money = &quot;gp &quot;&gt;1&lt;/price&gt; &lt;weight&gt;10&lt;/weight&gt; &lt;/item&gt;">
            <text:p>&lt;item code = "Sledge "type = "good"&gt; &lt;price money = "gp "&gt;1&lt;/price&gt; &lt;weight&gt;10&lt;/weight&gt; &lt;/item&gt;</text:p>
          </table:table-cell>
        </table:table-row>
        <table:table-row table:style-name="ro1">
          <table:table-cell table:style-name="ce2" office:value-type="string">
            <text:p>Soap (per lb.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0];&quot;&quot;&quot;type = &quot;&quot;good&quot;&quot;&gt; &lt;price money = &quot;&quot;&quot;;[.C60];&quot;&quot;&quot;&gt;&quot;;[.B60];&quot;&lt;/price&gt; &lt;weight&gt;&quot;;[.D60];&quot;&lt;/weight&gt; &lt;/item&gt;&quot;)" office:value-type="string" office:string-value="&lt;item code = &quot;Soap (per lb.) &quot;type = &quot;good&quot;&gt; &lt;price money = &quot;sp &quot;&gt;5&lt;/price&gt; &lt;weight&gt;1&lt;/weight&gt; &lt;/item&gt;">
            <text:p>&lt;item code = "Soap (per lb.) "type = "good"&gt; &lt;price money = "sp "&gt;5&lt;/price&gt; &lt;weight&gt;1&lt;/weight&gt; &lt;/item&gt;</text:p>
          </table:table-cell>
        </table:table-row>
        <table:table-row table:style-name="ro4">
          <table:table-cell table:style-name="ce2" office:value-type="string">
            <text:p>Spade or shovel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8">
            <text:p>8</text:p>
          </table:table-cell>
          <table:table-cell office:value-type="string">
            <text:p>lb.</text:p>
          </table:table-cell>
          <table:table-cell table:formula="of:=CONCATENATE(&quot;&lt;item code = &quot;&quot;&quot;;[.A61];&quot;&quot;&quot;type = &quot;&quot;good&quot;&quot;&gt; &lt;price money = &quot;&quot;&quot;;[.C61];&quot;&quot;&quot;&gt;&quot;;[.B61];&quot;&lt;/price&gt; &lt;weight&gt;&quot;;[.D61];&quot;&lt;/weight&gt; &lt;/item&gt;&quot;)" office:value-type="string" office:string-value="&lt;item code = &quot;Spade or shovel &quot;type = &quot;good&quot;&gt; &lt;price money = &quot;gp &quot;&gt;2&lt;/price&gt; &lt;weight&gt;8&lt;/weight&gt; &lt;/item&gt;">
            <text:p>&lt;item code = "Spade or shovel "type = "good"&gt; &lt;price money = "gp "&gt;2&lt;/price&gt; &lt;weight&gt;8&lt;/weight&gt; &lt;/item&gt;</text:p>
          </table:table-cell>
        </table:table-row>
        <table:table-row table:style-name="ro1">
          <table:table-cell table:style-name="ce2" office:value-type="string">
            <text:p>Spyglass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2];&quot;&quot;&quot;type = &quot;&quot;good&quot;&quot;&gt; &lt;price money = &quot;&quot;&quot;;[.C62];&quot;&quot;&quot;&gt;&quot;;[.B62];&quot;&lt;/price&gt; &lt;weight&gt;&quot;;[.D62];&quot;&lt;/weight&gt; &lt;/item&gt;&quot;)" office:value-type="string" office:string-value="&lt;item code = &quot;Spyglass &quot;type = &quot;good&quot;&gt; &lt;price money = &quot;gp &quot;&gt;1&lt;/price&gt; &lt;weight&gt;1&lt;/weight&gt; &lt;/item&gt;">
            <text:p>&lt;item code = "Spyglass "type = "good"&gt; &lt;price money = "gp "&gt;1&lt;/price&gt; &lt;weight&gt;1&lt;/weight&gt; &lt;/item&gt;</text:p>
          </table:table-cell>
        </table:table-row>
        <table:table-row table:style-name="ro1">
          <table:table-cell table:style-name="ce2" office:value-type="string">
            <text:p>Tent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63];&quot;&quot;&quot;type = &quot;&quot;good&quot;&quot;&gt; &lt;price money = &quot;&quot;&quot;;[.C63];&quot;&quot;&quot;&gt;&quot;;[.B63];&quot;&lt;/price&gt; &lt;weight&gt;&quot;;[.D63];&quot;&lt;/weight&gt; &lt;/item&gt;&quot;)" office:value-type="string" office:string-value="&lt;item code = &quot;Tent &quot;type = &quot;good&quot;&gt; &lt;price money = &quot;gp &quot;&gt;10&lt;/price&gt; &lt;weight&gt;20&lt;/weight&gt; &lt;/item&gt;">
            <text:p>&lt;item code = "Tent "type = "good"&gt; &lt;price money = "gp "&gt;10&lt;/price&gt; &lt;weight&gt;20&lt;/weight&gt; &lt;/item&gt;</text:p>
          </table:table-cell>
        </table:table-row>
        <table:table-row table:style-name="ro1">
          <table:table-cell table:style-name="ce2" office:value-type="string">
            <text:p>Torch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4];&quot;&quot;&quot;type = &quot;&quot;good&quot;&quot;&gt; &lt;price money = &quot;&quot;&quot;;[.C64];&quot;&quot;&quot;&gt;&quot;;[.B64];&quot;&lt;/price&gt; &lt;weight&gt;&quot;;[.D64];&quot;&lt;/weight&gt; &lt;/item&gt;&quot;)" office:value-type="string" office:string-value="&lt;item code = &quot;Torch &quot;type = &quot;good&quot;&gt; &lt;price money = &quot;cp &quot;&gt;1&lt;/price&gt; &lt;weight&gt;1&lt;/weight&gt; &lt;/item&gt;">
            <text:p>&lt;item code = "Torch "type = "good"&gt; &lt;price money = "cp "&gt;1&lt;/price&gt; &lt;weight&gt;1&lt;/weight&gt; &lt;/item&gt;</text:p>
          </table:table-cell>
        </table:table-row>
        <table:table-row table:style-name="ro4">
          <table:table-cell table:style-name="ce2" office:value-type="string">
            <text:p>Vial, ink or poti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1913">
            <text:p>41.913</text:p>
          </table:table-cell>
          <table:table-cell office:value-type="string">
            <text:p>lb.</text:p>
          </table:table-cell>
          <table:table-cell table:formula="of:=CONCATENATE(&quot;&lt;item code = &quot;&quot;&quot;;[.A65];&quot;&quot;&quot;type = &quot;&quot;good&quot;&quot;&gt; &lt;price money = &quot;&quot;&quot;;[.C65];&quot;&quot;&quot;&gt;&quot;;[.B65];&quot;&lt;/price&gt; &lt;weight&gt;&quot;;[.D65];&quot;&lt;/weight&gt; &lt;/item&gt;&quot;)" office:value-type="string" office:string-value="&lt;item code = &quot;Vial, ink or potion &quot;type = &quot;good&quot;&gt; &lt;price money = &quot;gp &quot;&gt;1&lt;/price&gt; &lt;weight&gt;41913&lt;/weight&gt; &lt;/item&gt;">
            <text:p>&lt;item code = "Vial, ink or potion "type = "good"&gt; &lt;price money = "gp "&gt;1&lt;/price&gt; &lt;weight&gt;41913&lt;/weight&gt; &lt;/item&gt;</text:p>
          </table:table-cell>
        </table:table-row>
        <table:table-row table:style-name="ro1">
          <table:table-cell table:style-name="ce2" office:value-type="string">
            <text:p>Waterski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">
            <text:p>4</text:p>
          </table:table-cell>
          <table:table-cell office:value-type="string">
            <text:p>lb.</text:p>
          </table:table-cell>
          <table:table-cell table:formula="of:=CONCATENATE(&quot;&lt;item code = &quot;&quot;&quot;;[.A66];&quot;&quot;&quot;type = &quot;&quot;good&quot;&quot;&gt; &lt;price money = &quot;&quot;&quot;;[.C66];&quot;&quot;&quot;&gt;&quot;;[.B66];&quot;&lt;/price&gt; &lt;weight&gt;&quot;;[.D66];&quot;&lt;/weight&gt; &lt;/item&gt;&quot;)" office:value-type="string" office:string-value="&lt;item code = &quot;Waterskin &quot;type = &quot;good&quot;&gt; &lt;price money = &quot;gp &quot;&gt;1&lt;/price&gt; &lt;weight&gt;4&lt;/weight&gt; &lt;/item&gt;">
            <text:p>&lt;item code = "Waterskin "type = "good"&gt; &lt;price money = "gp "&gt;1&lt;/price&gt; &lt;weight&gt;4&lt;/weight&gt; &lt;/item&gt;</text:p>
          </table:table-cell>
        </table:table-row>
        <table:table-row table:style-name="ro1">
          <table:table-cell table:style-name="ce2" office:value-type="string">
            <text:p>Whetstone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7];&quot;&quot;&quot;type = &quot;&quot;good&quot;&quot;&gt; &lt;price money = &quot;&quot;&quot;;[.C67];&quot;&quot;&quot;&gt;&quot;;[.B67];&quot;&lt;/price&gt; &lt;weight&gt;&quot;;[.D67];&quot;&lt;/weight&gt; &lt;/item&gt;&quot;)" office:value-type="string" office:string-value="&lt;item code = &quot;Whetstone &quot;type = &quot;good&quot;&gt; &lt;price money = &quot;cp &quot;&gt;2&lt;/price&gt; &lt;weight&gt;1&lt;/weight&gt; &lt;/item&gt;">
            <text:p>&lt;item code = "Whetstone "type = "good"&gt; &lt;price money = "cp "&gt;2&lt;/price&gt; &lt;weight&gt;1&lt;/weight&gt; &lt;/item&gt;</text:p>
          </table:table-cell>
        </table:table-row>
        <table:table-row table:style-name="ro3" table:number-rows-repeated="1048508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4" number:min-integer-digits="1" number:decimal-replacement="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T19:22:06.2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Rapetti</meta:initial-creator>
    <meta:creation-date>2014-04-24T15:46:17.77</meta:creation-date>
    <dc:date>2014-05-05T20:17:27.64</dc:date>
    <dc:creator>Daniele Rapetti</dc:creator>
    <meta:editing-duration>PT2H24M46S</meta:editing-duration>
    <meta:editing-cycles>6</meta:editing-cycles>
    <meta:generator>LibreOffice/4.0.6.2$Windows_x86 LibreOffice_project/2e2573268451a50806fcd60ae2d9fe01dd0ce24</meta:generator>
    <meta:document-statistic meta:table-count="2" meta:cell-count="466" meta:object-count="0"/>
    <meta:user-defined meta:name="qrichtext">1</meta:user-defined>
  </office:meta>
</office:document-meta>
</file>